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6663208" calcext:value-type="float">
            <text:p>30,26663208</text:p>
          </table:table-cell>
          <table:table-cell office:value-type="float" office:value="1.977822201E-026" calcext:value-type="float">
            <text:p>1,98E-026</text:p>
          </table:table-cell>
          <table:table-cell office:value-type="float" office:value="3.091256618" calcext:value-type="float">
            <text:p>3,091256618</text:p>
          </table:table-cell>
          <table:table-cell table:style-name="ce2" table:formula="of:=([.E3]-[.E2])/[.E2]" office:value-type="float" office:value="0.00158739330429868" calcext:value-type="float">
            <text:p>0,00158739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47" calcext:value-type="float">
            <text:p>15847</text:p>
          </table:table-cell>
          <table:table-cell office:value-type="float" office:value="23.64534569" calcext:value-type="float">
            <text:p>23,64534569</text:p>
          </table:table-cell>
          <table:table-cell office:value-type="float" office:value="4.510507636E-020" calcext:value-type="float">
            <text:p>4,51E-020</text:p>
          </table:table-cell>
          <table:table-cell office:value-type="float" office:value="2.367617607" calcext:value-type="float">
            <text:p>2,36761760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47" calcext:value-type="float">
            <text:p>15847</text:p>
          </table:table-cell>
          <table:table-cell office:value-type="float" office:value="23.97284508" calcext:value-type="float">
            <text:p>23,97284508</text:p>
          </table:table-cell>
          <table:table-cell office:value-type="float" office:value="4.663462702E-020" calcext:value-type="float">
            <text:p>4,66E-020</text:p>
          </table:table-cell>
          <table:table-cell office:value-type="float" office:value="2.373446941" calcext:value-type="float">
            <text:p>2,373446941</text:p>
          </table:table-cell>
          <table:table-cell table:formula="of:=([.E5]-[.E4])/[.E4]" office:value-type="float" office:value="0.002462109583391" calcext:value-type="float">
            <text:p>0,002462109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01" calcext:value-type="float">
            <text:p>16001</text:p>
          </table:table-cell>
          <table:table-cell office:value-type="float" office:value="25.42372513" calcext:value-type="float">
            <text:p>25,42372513</text:p>
          </table:table-cell>
          <table:table-cell office:value-type="float" office:value="3.544297202E-017" calcext:value-type="float">
            <text:p>3,54E-017</text:p>
          </table:table-cell>
          <table:table-cell office:value-type="float" office:value="1.991326332" calcext:value-type="float">
            <text:p>1,99132633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01" calcext:value-type="float">
            <text:p>16001</text:p>
          </table:table-cell>
          <table:table-cell office:value-type="float" office:value="25.46614265" calcext:value-type="float">
            <text:p>25,46614265</text:p>
          </table:table-cell>
          <table:table-cell office:value-type="float" office:value="2.676675399E-017" calcext:value-type="float">
            <text:p>2,68E-017</text:p>
          </table:table-cell>
          <table:table-cell office:value-type="float" office:value="1.994156003" calcext:value-type="float">
            <text:p>1,994156003</text:p>
          </table:table-cell>
          <table:table-cell table:style-name="ce3" table:formula="of:=([.E7]-[.E6])/[.E6]" office:value-type="float" office:value="0.00142099813301719" calcext:value-type="float">
            <text:p>0,001420998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04" calcext:value-type="float">
            <text:p>16104</text:p>
          </table:table-cell>
          <table:table-cell office:value-type="float" office:value="25.93751526" calcext:value-type="float">
            <text:p>25,93751526</text:p>
          </table:table-cell>
          <table:table-cell office:value-type="float" office:value="8.73718985E-016" calcext:value-type="float">
            <text:p>8,74E-016</text:p>
          </table:table-cell>
          <table:table-cell office:value-type="float" office:value="1.740359068" calcext:value-type="float">
            <text:p>1,74035906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04" calcext:value-type="float">
            <text:p>16104</text:p>
          </table:table-cell>
          <table:table-cell office:value-type="float" office:value="25.83846283" calcext:value-type="float">
            <text:p>25,83846283</text:p>
          </table:table-cell>
          <table:table-cell office:value-type="float" office:value="2.422900053E-015" calcext:value-type="float">
            <text:p>2,42E-015</text:p>
          </table:table-cell>
          <table:table-cell office:value-type="float" office:value="1.7407341" calcext:value-type="float">
            <text:p>1,7407341</text:p>
          </table:table-cell>
          <table:table-cell table:style-name="ce3" table:formula="of:=([.E9]-[.E8])/[.E8]" office:value-type="float" office:value="0.00021549116322931" calcext:value-type="float">
            <text:p>0,00021549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147" calcext:value-type="float">
            <text:p>16147</text:p>
          </table:table-cell>
          <table:table-cell office:value-type="float" office:value="26.05270195" calcext:value-type="float">
            <text:p>26,05270195</text:p>
          </table:table-cell>
          <table:table-cell office:value-type="float" office:value="0.0000000000001527238487" calcext:value-type="float">
            <text:p>1,53E-013</text:p>
          </table:table-cell>
          <table:table-cell office:value-type="float" office:value="1.555407166" calcext:value-type="float">
            <text:p>1,55540716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147" calcext:value-type="float">
            <text:p>16147</text:p>
          </table:table-cell>
          <table:table-cell office:value-type="float" office:value="25.96835899" calcext:value-type="float">
            <text:p>25,96835899</text:p>
          </table:table-cell>
          <table:table-cell office:value-type="float" office:value="0.0000000000001527575267" calcext:value-type="float">
            <text:p>1,53E-013</text:p>
          </table:table-cell>
          <table:table-cell office:value-type="float" office:value="1.555612445" calcext:value-type="float">
            <text:p>1,555612445</text:p>
          </table:table-cell>
          <table:table-cell table:style-name="ce3" table:formula="of:=([.E11]-[.E10])/[.E10]" office:value-type="float" office:value="0.000131977661211174" calcext:value-type="float">
            <text:p>0,00013197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97" calcext:value-type="float">
            <text:p>16197</text:p>
          </table:table-cell>
          <table:table-cell office:value-type="float" office:value="26.08138466" calcext:value-type="float">
            <text:p>26,08138466</text:p>
          </table:table-cell>
          <table:table-cell office:value-type="float" office:value="0.0000000000023121869" calcext:value-type="float">
            <text:p>2,31E-012</text:p>
          </table:table-cell>
          <table:table-cell office:value-type="float" office:value="1.416135192" calcext:value-type="float">
            <text:p>1,41613519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97" calcext:value-type="float">
            <text:p>16197</text:p>
          </table:table-cell>
          <table:table-cell office:value-type="float" office:value="25.88797569" calcext:value-type="float">
            <text:p>25,88797569</text:p>
          </table:table-cell>
          <table:table-cell office:value-type="float" office:value="0.00000000000269378595" calcext:value-type="float">
            <text:p>2,69E-012</text:p>
          </table:table-cell>
          <table:table-cell office:value-type="float" office:value="1.416561961" calcext:value-type="float">
            <text:p>1,416561961</text:p>
          </table:table-cell>
          <table:table-cell table:formula="of:=([.E13]-[.E12])/[.E12]" office:value-type="float" office:value="0.000301361764336366" calcext:value-type="float">
            <text:p>0,00030136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251" calcext:value-type="float">
            <text:p>16251</text:p>
          </table:table-cell>
          <table:table-cell office:value-type="float" office:value="25.94516754" calcext:value-type="float">
            <text:p>25,94516754</text:p>
          </table:table-cell>
          <table:table-cell office:value-type="float" office:value="0.000000000007522122682" calcext:value-type="float">
            <text:p>7,52E-012</text:p>
          </table:table-cell>
          <table:table-cell office:value-type="float" office:value="1.302586794" calcext:value-type="float">
            <text:p>1,30258679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251" calcext:value-type="float">
            <text:p>16251</text:p>
          </table:table-cell>
          <table:table-cell office:value-type="float" office:value="26.05094719" calcext:value-type="float">
            <text:p>26,05094719</text:p>
          </table:table-cell>
          <table:table-cell office:value-type="float" office:value="0.00000000002363284221" calcext:value-type="float">
            <text:p>2,36E-011</text:p>
          </table:table-cell>
          <table:table-cell office:value-type="float" office:value="1.303559065" calcext:value-type="float">
            <text:p>1,303559065</text:p>
          </table:table-cell>
          <table:table-cell table:formula="of:=([.E15]-[.E14])/[.E14]" office:value-type="float" office:value="0.000746415520622858" calcext:value-type="float">
            <text:p>0,00074641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411" calcext:value-type="float">
            <text:p>16411</text:p>
          </table:table-cell>
          <table:table-cell office:value-type="float" office:value="26.02332306" calcext:value-type="float">
            <text:p>26,02332306</text:p>
          </table:table-cell>
          <table:table-cell office:value-type="float" office:value="0.0000000001848164261" calcext:value-type="float">
            <text:p>1,85E-010</text:p>
          </table:table-cell>
          <table:table-cell office:value-type="float" office:value="1.206124425" calcext:value-type="float">
            <text:p>1,20612442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411" calcext:value-type="float">
            <text:p>16411</text:p>
          </table:table-cell>
          <table:table-cell office:value-type="float" office:value="26.05950928" calcext:value-type="float">
            <text:p>26,05950928</text:p>
          </table:table-cell>
          <table:table-cell office:value-type="float" office:value="0.0000000000213540071" calcext:value-type="float">
            <text:p>2,14E-011</text:p>
          </table:table-cell>
          <table:table-cell office:value-type="float" office:value="1.206428051" calcext:value-type="float">
            <text:p>1,206428051</text:p>
          </table:table-cell>
          <table:table-cell table:formula="of:=([.E17]-[.E16])/[.E16]" office:value-type="float" office:value="0.000251736880297405" calcext:value-type="float">
            <text:p>0,000251736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438" calcext:value-type="float">
            <text:p>16438</text:p>
          </table:table-cell>
          <table:table-cell office:value-type="float" office:value="26.0814476" calcext:value-type="float">
            <text:p>26,0814476</text:p>
          </table:table-cell>
          <table:table-cell office:value-type="float" office:value="0.0000000004140535692" calcext:value-type="float">
            <text:p>4,14E-010</text:p>
          </table:table-cell>
          <table:table-cell office:value-type="float" office:value="1.127530217" calcext:value-type="float">
            <text:p>1,12753021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438" calcext:value-type="float">
            <text:p>16438</text:p>
          </table:table-cell>
          <table:table-cell office:value-type="float" office:value="26.15971756" calcext:value-type="float">
            <text:p>26,15971756</text:p>
          </table:table-cell>
          <table:table-cell office:value-type="float" office:value="0.0000000006332067093" calcext:value-type="float">
            <text:p>6,33E-010</text:p>
          </table:table-cell>
          <table:table-cell office:value-type="float" office:value="1.127981305" calcext:value-type="float">
            <text:p>1,127981305</text:p>
          </table:table-cell>
          <table:table-cell table:style-name="ce3" table:formula="of:=([.E19]-[.E18])/[.E18]" office:value-type="float" office:value="0.000400067326976262" calcext:value-type="float">
            <text:p>0,000400067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526" calcext:value-type="float">
            <text:p>16526</text:p>
          </table:table-cell>
          <table:table-cell office:value-type="float" office:value="26.1709919" calcext:value-type="float">
            <text:p>26,1709919</text:p>
          </table:table-cell>
          <table:table-cell office:value-type="float" office:value="0.0000000004569548351" calcext:value-type="float">
            <text:p>4,57E-010</text:p>
          </table:table-cell>
          <table:table-cell office:value-type="float" office:value="1.058240294" calcext:value-type="float">
            <text:p>1,05824029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526" calcext:value-type="float">
            <text:p>16526</text:p>
          </table:table-cell>
          <table:table-cell office:value-type="float" office:value="26.20562744" calcext:value-type="float">
            <text:p>26,20562744</text:p>
          </table:table-cell>
          <table:table-cell office:value-type="float" office:value="0.000000004422535227" calcext:value-type="float">
            <text:p>4,42E-009</text:p>
          </table:table-cell>
          <table:table-cell office:value-type="float" office:value="1.058453441" calcext:value-type="float">
            <text:p>1,058453441</text:p>
          </table:table-cell>
          <table:table-cell table:style-name="ce3" table:formula="of:=([.E21]-[.E20])/[.E20]" office:value-type="float" office:value="0.000201416446915193" calcext:value-type="float">
            <text:p>0,000201416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589" calcext:value-type="float">
            <text:p>16589</text:p>
          </table:table-cell>
          <table:table-cell office:value-type="float" office:value="26.21160316" calcext:value-type="float">
            <text:p>26,21160316</text:p>
          </table:table-cell>
          <table:table-cell office:value-type="float" office:value="0.00000001036358377" calcext:value-type="float">
            <text:p>1,04E-008</text:p>
          </table:table-cell>
          <table:table-cell office:value-type="float" office:value="0.9966474175" calcext:value-type="float">
            <text:p>0,996647417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71896778429544" calcext:value-type="float">
            <text:p>0,0007718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1:03:57.645643261</dc:date>
    <meta:document-statistic meta:table-count="1" meta:cell-count="121" meta:object-count="0"/>
    <meta:generator>LibreOffice/4.1.4.2$Linux_X86_64 LibreOffice_project/410m0$Build-2</meta:generator>
  </office:meta>
</office:document-meta>
</file>